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8.12cm" fo:min-width="13.083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249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16cm" fo:min-width="1.365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518cm" draw:marker-end="Symmetric_20_Arrow" draw:marker-end-width="0.618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677cm" draw:marker-end="Symmetric_20_Arrow" draw:marker-end-width="0.777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8.193cm" fo:min-width="20.432cm" fo:padding-top="0.177cm" fo:padding-bottom="0.177cm" fo:padding-left="0.302cm" fo:padding-right="0.302cm"/>
    </style:style>
    <style:style style:name="gr7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11cm" fo:min-width="8.798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57cm" fo:min-width="8.805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895cm" fo:min-width="0.203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59cm" draw:marker-start-width="0.915cm" draw:marker-end="Symmetric_20_Arrow" draw:marker-end-width="1.015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draw:stroke-dash="Ultrafine_20_Dashed" svg:stroke-width="0.159cm" svg:stroke-color="#000000" draw:marker-start-width="0.438cm" draw:marker-end-width="0.438cm" draw:fill="solid" draw:fill-color="#cccccc" draw:textarea-horizontal-align="justify" draw:textarea-vertical-align="middle" draw:auto-grow-height="false" fo:min-height="3.578cm" fo:min-width="7.183cm" fo:padding-top="0.204cm" fo:padding-bottom="0.204cm" fo:padding-left="0.329cm" fo:padding-right="0.329cm"/>
    </style:style>
    <style:style style:name="gr12" style:family="graphic" style:parent-style-name="standard" style:list-style-name="L1">
      <style:graphic-properties svg:stroke-width="0.106cm" svg:stroke-color="#000000" draw:marker-start-width="0.359cm" draw:marker-end-width="0.359cm" draw:fill="solid" draw:fill-color="#66ccff" draw:textarea-horizontal-align="justify" draw:textarea-vertical-align="middle" draw:auto-grow-height="false" fo:min-height="0.392cm" fo:min-width="0.82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66ccff" draw:textarea-horizontal-align="justify" draw:textarea-vertical-align="middle" draw:auto-grow-height="false" fo:min-height="0.392cm" fo:min-width="0.829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393cm" fo:min-width="0.828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392cm" fo:min-width="0.829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solid" draw:fill-color="#ff3333" draw:textarea-horizontal-align="justify" draw:textarea-vertical-align="middle" draw:auto-grow-height="false" fo:min-height="0.393cm" fo:min-width="0.829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solid" draw:fill-color="#ff3333" draw:textarea-horizontal-align="justify" draw:textarea-vertical-align="middle" draw:auto-grow-height="false" fo:min-height="0.392cm" fo:min-width="0.829cm" fo:padding-top="0.178cm" fo:padding-bottom="0.178cm" fo:padding-left="0.303cm" fo:padding-right="0.303cm"/>
    </style:style>
    <style:style style:name="gr18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11cm" fo:min-width="8.798cm" fo:padding-top="0.165cm" fo:padding-bottom="0.165cm" fo:padding-left="0.29cm" fo:padding-right="0.29cm"/>
    </style:style>
    <style:style style:name="gr19" style:family="graphic" style:parent-style-name="standard">
      <style:graphic-properties draw:stroke="none" draw:stroke-dash="Ultrafine_20_Dashed" svg:stroke-width="0.159cm" svg:stroke-color="#000000" draw:marker-start-width="0.438cm" draw:marker-end-width="0.438cm" draw:fill="solid" draw:fill-color="#cccccc" draw:textarea-horizontal-align="justify" draw:textarea-vertical-align="middle" draw:auto-grow-height="false" fo:min-height="3.417cm" fo:min-width="8.175cm" fo:padding-top="0.204cm" fo:padding-bottom="0.204cm" fo:padding-left="0.329cm" fo:padding-right="0.329cm"/>
    </style:style>
    <style:style style:name="gr2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362cm" fo:min-width="1.011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362cm" fo:min-width="1.012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364cm" fo:min-width="1.011cm" fo:padding-top="0.178cm" fo:padding-bottom="0.178cm" fo:padding-left="0.303cm" fo:padding-right="0.303cm"/>
    </style:style>
    <style:style style:name="gr23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11cm" fo:min-width="8.798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491cm"/>
    </style:style>
    <style:style style:name="gr25" style:family="graphic" style:parent-style-name="standard">
      <style:graphic-properties draw:stroke="none" svg:stroke-color="#000000" draw:fill="none" draw:fill-color="#ffffff" fo:min-height="1.466cm"/>
    </style:style>
    <style:style style:name="gr26" style:family="graphic" style:parent-style-name="standard">
      <style:graphic-properties draw:stroke="none" svg:stroke-color="#000000" draw:fill="none" draw:fill-color="#ffffff" fo:min-height="4.405cm"/>
    </style:style>
    <style:style style:name="gr27" style:family="graphic" style:parent-style-name="standard">
      <style:graphic-properties draw:stroke="none" svg:stroke-color="#000000" draw:fill="none" draw:fill-color="#ffffff" fo:min-height="2.203cm"/>
    </style:style>
    <style:style style:name="gr28" style:family="graphic" style:parent-style-name="standard">
      <style:graphic-properties draw:stroke="none" svg:stroke-color="#000000" draw:fill="none" draw:fill-color="#ffffff" fo:min-height="3.304cm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3.502cm" fo:min-width="0.401cm"/>
    </style:style>
    <style:style style:name="gr30" style:family="graphic" style:parent-style-name="objectwithoutfill">
      <style:graphic-properties svg:stroke-width="0.106cm" svg:stroke-color="#ff3333" draw:marker-start-width="0.835cm" draw:marker-end="Symmetric_20_Arrow" draw:marker-end-width="0.935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ff3333" draw:marker-start-width="0.914cm" draw:marker-end="Symmetric_20_Arrow" draw:marker-end-width="1.014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ffff"/>
      <style:paragraph-properties fo:text-align="center"/>
      <style:text-properties style:font-name="Liberation Sans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P5" style:family="paragraph">
      <loext:graphic-properties draw:fill="none" draw:fill-color="#00ffff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66ccff"/>
      <style:paragraph-properties fo:text-align="center"/>
      <style:text-properties style:font-name="Liberation Sans" fo:font-size="26pt" style:letter-kerning="true" style:font-name-asian="WenQuanYi Micro Hei" style:font-size-asian="26pt" style:font-name-complex="Lohit Devanagari" style:font-size-complex="26pt"/>
    </style:style>
    <style:style style:name="P8" style:family="paragraph">
      <loext:graphic-properties draw:fill="solid" draw:fill-color="#66ccff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ff3333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color="#0066ff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ff3333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0pt" fo:font-weight="bold" style:letter-kerning="true" style:font-name-asian="WenQuanYi Micro Hei" style:font-size-asian="20pt" style:font-weight-asian="bold" style:font-name-complex="Lohit Devanagari" style:font-size-complex="20pt" style:font-weight-complex="bold"/>
    </style:style>
    <style:style style:name="T4" style:family="text">
      <style:text-properties style:font-name="Liberation Sans" fo:font-size="26pt" style:letter-kerning="true" style:font-name-asian="WenQuanYi Micro Hei" style:font-size-asian="26pt" style:font-name-complex="Lohit Devanagari" style:font-size-complex="26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66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87cm" svg:height="8.474cm" svg:x="3.966cm" svg:y="1.5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1.499cm" svg:x="6.899cm" svg:y="1.718cm">
          <draw:text-box>
            <text:p><text:span text:style-name="T1">Taskflow_A</text:span></text:p>
          </draw:text-box>
        </draw:frame>
        <draw:custom-shape draw:style-name="gr3" draw:text-style-name="P1" draw:layer="layout" svg:width="2.787cm" svg:height="1.516cm" svg:x="4.873cm" svg:y="4.889cm">
          <text:p text:style-name="P3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4.973cm" svg:y="7.256cm">
          <text:p text:style-name="P3"><text:span text:style-name="T2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9.324cm" svg:y="3.489cm">
          <text:p text:style-name="P3"><text:span text:style-name="T2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9.196cm" svg:y="8.207cm">
          <text:p text:style-name="P3"><text:span text:style-name="T2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9.324cm" svg:y="5.856cm">
          <text:p text:style-name="P3"><text:span text:style-name="T2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719cm" svg:y1="5.683cm" svg:x2="9.326cm" svg:y2="6.515cm">
          <text:p/>
        </draw:line>
        <draw:line draw:style-name="gr4" draw:text-style-name="P1" draw:layer="layout" svg:x1="7.757cm" svg:y1="8.159cm" svg:x2="9.156cm" svg:y2="8.839cm">
          <text:p/>
        </draw:line>
        <draw:custom-shape draw:style-name="gr3" draw:text-style-name="P1" draw:layer="layout" svg:width="2.787cm" svg:height="1.516cm" svg:x="14.178cm" svg:y="4.909cm">
          <text:p text:style-name="P3"><text:span text:style-name="T2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58cm" svg:y1="6.764cm" svg:x2="14.392cm" svg:y2="8.495cm">
          <text:p/>
        </draw:line>
        <draw:line draw:style-name="gr5" draw:text-style-name="P1" draw:layer="layout" svg:x1="11.941cm" svg:y1="8.773cm" svg:x2="14.364cm" svg:y2="6.239cm">
          <text:p/>
        </draw:line>
        <draw:line draw:style-name="gr5" draw:text-style-name="P1" draw:layer="layout" svg:x1="12.107cm" svg:y1="4.315cm" svg:x2="14.225cm" svg:y2="5.571cm">
          <text:p/>
        </draw:line>
        <draw:line draw:style-name="gr4" draw:text-style-name="P1" draw:layer="layout" svg:x1="7.694cm" svg:y1="5.681cm" svg:x2="9.323cm" svg:y2="4.345cm">
          <text:p/>
        </draw:line>
        <draw:custom-shape draw:style-name="gr3" draw:text-style-name="P1" draw:layer="layout" svg:width="2.787cm" svg:height="1.516cm" svg:x="14.428cm" svg:y="7.863cm">
          <text:p text:style-name="P3"><text:span text:style-name="T2">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1.036cm" svg:height="8.547cm" svg:x="19.653cm" svg:y="1.5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1.499cm" svg:x="26.286cm" svg:y="1.733cm">
          <draw:text-box>
            <text:p><text:span text:style-name="T1">Taskflow_B</text:span></text:p>
          </draw:text-box>
        </draw:frame>
        <draw:g>
          <draw:custom-shape draw:style-name="gr7" draw:text-style-name="P4" draw:layer="layout" svg:width="9.378cm" svg:height="1.44cm" svg:x="25.334cm" svg:y="4.173cm">
            <text:p text:style-name="P3"><text:span text:style-name="T3">ModuleA1 (Taskflow_A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9.385cm" svg:height="0.387cm" draw:transform="skewX (1.04824474874779) translate (26.013cm 3.763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783cm" svg:height="1.225cm" draw:transform="skewX (0.567057473972958) rotate (0.565486677646163) translate (34.759cm 4.172cm)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1" draw:layer="layout" svg:x1="22.443cm" svg:y1="5.743cm" svg:x2="25.208cm" svg:y2="4.953cm">
          <text:p/>
        </draw:line>
        <draw:line draw:style-name="gr10" draw:text-style-name="P1" draw:layer="layout" svg:x1="23.255cm" svg:y1="6.716cm" svg:x2="25.06cm" svg:y2="7.806cm">
          <text:p/>
        </draw:line>
        <draw:custom-shape draw:style-name="gr3" draw:text-style-name="P1" draw:layer="layout" svg:width="2.787cm" svg:height="1.516cm" svg:x="24.894cm" svg:y="7.458cm">
          <text:p text:style-name="P3"><text:span text:style-name="T2">B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7.657cm" svg:y1="8.311cm" svg:x2="29.774cm" svg:y2="9.152cm">
          <text:p/>
        </draw:line>
        <draw:custom-shape draw:style-name="gr3" draw:text-style-name="P1" draw:layer="layout" svg:width="2.787cm" svg:height="1.516cm" svg:x="29.832cm" svg:y="6.232cm">
          <text:p text:style-name="P3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2.637cm" svg:y1="7.004cm" svg:x2="36.338cm" svg:y2="7.526cm">
          <text:p/>
        </draw:line>
        <draw:custom-shape draw:style-name="gr3" draw:text-style-name="P1" draw:layer="layout" svg:width="2.787cm" svg:height="1.516cm" svg:x="36.61cm" svg:y="7.085cm">
          <text:p text:style-name="P3"><text:span text:style-name="T2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0.601cm" svg:y="5.689cm">
          <text:p text:style-name="P3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5.052cm" svg:y1="4.845cm" svg:x2="37.102cm" svg:y2="7.173cm">
          <text:p/>
        </draw:line>
        <draw:custom-shape draw:style-name="gr3" draw:text-style-name="P1" draw:layer="layout" svg:width="2.787cm" svg:height="1.516cm" svg:x="29.782cm" svg:y="8.362cm">
          <text:p text:style-name="P3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2.513cm" svg:y1="9.058cm" svg:x2="36.456cm" svg:y2="8.114cm">
          <text:p/>
        </draw:line>
        <draw:line draw:style-name="gr10" draw:text-style-name="P1" draw:layer="layout" svg:x1="27.622cm" svg:y1="8.105cm" svg:x2="29.734cm" svg:y2="6.873cm">
          <text:p/>
        </draw:line>
        <draw:g>
          <draw:custom-shape draw:style-name="gr11" draw:text-style-name="P6" draw:layer="layout" svg:width="11.087cm" svg:height="5.636cm" svg:x="4.821cm" svg:y="11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2.028cm" svg:height="1.058cm" svg:x="6.011cm" svg:y="12.508cm">
            <text:p text:style-name="P3"><text:span text:style-name="T4">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2.029cm" svg:height="1.058cm" svg:x="6.084cm" svg:y="14.159cm">
            <text:p text:style-name="P3"><text:span text:style-name="T2">A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2.028cm" svg:height="1.059cm" svg:x="9.251cm" svg:y="11.53cm">
            <text:p text:style-name="P3"><text:span text:style-name="T2">A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2.029cm" svg:height="1.058cm" svg:x="9.157cm" svg:y="14.823cm">
            <text:p text:style-name="P3"><text:span text:style-name="T2">A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2.028cm" svg:height="1.059cm" svg:x="9.251cm" svg:y="13.182cm">
            <text:p text:style-name="P3"><text:span text:style-name="T2">A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8.082cm" svg:y1="13.062cm" svg:x2="9.252cm" svg:y2="13.643cm">
            <text:p/>
          </draw:line>
          <draw:line draw:style-name="gr4" draw:text-style-name="P1" draw:layer="layout" svg:x1="8.11cm" svg:y1="14.789cm" svg:x2="9.128cm" svg:y2="15.264cm">
            <text:p/>
          </draw:line>
          <draw:custom-shape draw:style-name="gr16" draw:text-style-name="P9" draw:layer="layout" svg:width="2.029cm" svg:height="1.059cm" svg:x="12.783cm" svg:y="12.521cm">
            <text:p text:style-name="P3"><text:span text:style-name="T2">A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1.24cm" svg:y1="13.816cm" svg:x2="12.939cm" svg:y2="15.024cm">
            <text:p/>
          </draw:line>
          <draw:line draw:style-name="gr5" draw:text-style-name="P1" draw:layer="layout" svg:x1="11.155cm" svg:y1="15.218cm" svg:x2="12.918cm" svg:y2="13.45cm">
            <text:p/>
          </draw:line>
          <draw:line draw:style-name="gr5" draw:text-style-name="P1" draw:layer="layout" svg:x1="11.276cm" svg:y1="12.107cm" svg:x2="12.817cm" svg:y2="12.983cm">
            <text:p/>
          </draw:line>
          <draw:line draw:style-name="gr4" draw:text-style-name="P1" draw:layer="layout" svg:x1="8.064cm" svg:y1="13.06cm" svg:x2="9.25cm" svg:y2="12.128cm">
            <text:p/>
          </draw:line>
          <draw:custom-shape draw:style-name="gr17" draw:text-style-name="P9" draw:layer="layout" svg:width="2.029cm" svg:height="1.058cm" svg:x="12.965cm" svg:y="14.583cm">
            <text:p text:style-name="P3"><text:span text:style-name="T2">A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4" draw:layer="layout" svg:width="9.378cm" svg:height="1.44cm" svg:x="7.902cm" svg:y="17.32cm">
            <text:p text:style-name="P3"><text:span text:style-name="T3">ModuleA1 (Taskflow_A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9.385cm" svg:height="0.387cm" draw:transform="skewX (1.04824474874779) translate (8.581cm 16.91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783cm" svg:height="1.225cm" draw:transform="skewX (0.567057473972958) rotate (0.565486677646163) translate (17.327cm 17.319cm)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1" draw:layer="layout" svg:x1="5.011cm" svg:y1="18.89cm" svg:x2="7.776cm" svg:y2="18.1cm">
          <text:p/>
        </draw:line>
        <draw:line draw:style-name="gr10" draw:text-style-name="P1" draw:layer="layout" svg:x1="5.823cm" svg:y1="19.863cm" svg:x2="7.628cm" svg:y2="20.953cm">
          <text:p/>
        </draw:line>
        <draw:custom-shape draw:style-name="gr3" draw:text-style-name="P1" draw:layer="layout" svg:width="2.787cm" svg:height="1.516cm" svg:x="7.462cm" svg:y="20.605cm">
          <text:p text:style-name="P3"><text:span text:style-name="T2">B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225cm" svg:y1="21.458cm" svg:x2="12.342cm" svg:y2="22.299cm">
          <text:p/>
        </draw:line>
        <draw:custom-shape draw:style-name="gr3" draw:text-style-name="P1" draw:layer="layout" svg:width="2.787cm" svg:height="1.516cm" svg:x="12.4cm" svg:y="19.379cm">
          <text:p text:style-name="P3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205cm" svg:y1="20.151cm" svg:x2="18.906cm" svg:y2="20.673cm">
          <text:p/>
        </draw:line>
        <draw:custom-shape draw:style-name="gr3" draw:text-style-name="P1" draw:layer="layout" svg:width="2.787cm" svg:height="1.516cm" svg:x="19.178cm" svg:y="20.232cm">
          <text:p text:style-name="P3"><text:span text:style-name="T2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3.169cm" svg:y="18.836cm">
          <text:p text:style-name="P3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2cm" svg:y1="17.992cm" svg:x2="19.67cm" svg:y2="20.32cm">
          <text:p/>
        </draw:line>
        <draw:custom-shape draw:style-name="gr3" draw:text-style-name="P1" draw:layer="layout" svg:width="2.787cm" svg:height="1.516cm" svg:x="12.35cm" svg:y="21.509cm">
          <text:p text:style-name="P3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081cm" svg:y1="22.205cm" svg:x2="19.024cm" svg:y2="21.261cm">
          <text:p/>
        </draw:line>
        <draw:line draw:style-name="gr10" draw:text-style-name="P1" draw:layer="layout" svg:x1="10.19cm" svg:y1="21.252cm" svg:x2="12.302cm" svg:y2="20.02cm">
          <text:p/>
        </draw:line>
        <draw:g>
          <draw:custom-shape draw:style-name="gr19" draw:text-style-name="P6" draw:layer="layout" svg:width="12.489cm" svg:height="5.407cm" svg:x="22.622cm" svg:y="11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" draw:text-style-name="P1" draw:layer="layout" svg:width="2.285cm" svg:height="1.014cm" svg:x="23.962cm" svg:y="12.783cm">
              <text:p text:style-name="P3"><text:span text:style-name="T2">A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" draw:layer="layout" svg:width="2.286cm" svg:height="1.014cm" svg:x="24.044cm" svg:y="14.367cm">
              <text:p text:style-name="P3"><text:span text:style-name="T2">A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2.285cm" svg:height="1.016cm" svg:x="27.612cm" svg:y="11.844cm">
              <text:p text:style-name="P3"><text:span text:style-name="T2">A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2.285cm" svg:height="1.014cm" svg:x="27.507cm" svg:y="15.004cm">
              <text:p text:style-name="P3"><text:span text:style-name="T2">A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2.285cm" svg:height="1.016cm" svg:x="27.612cm" svg:y="13.429cm">
              <text:p text:style-name="P3"><text:span text:style-name="T2">A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6.296cm" svg:y1="13.314cm" svg:x2="27.613cm" svg:y2="13.871cm">
              <text:p/>
            </draw:line>
            <draw:line draw:style-name="gr4" draw:text-style-name="P1" draw:layer="layout" svg:x1="26.327cm" svg:y1="14.971cm" svg:x2="27.474cm" svg:y2="15.426cm">
              <text:p/>
            </draw:line>
            <draw:custom-shape draw:style-name="gr22" draw:text-style-name="P1" draw:layer="layout" svg:width="2.285cm" svg:height="1.016cm" svg:x="31.591cm" svg:y="12.795cm">
              <text:p text:style-name="P3"><text:span text:style-name="T2">A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29.853cm" svg:y1="14.037cm" svg:x2="31.766cm" svg:y2="15.196cm">
              <text:p/>
            </draw:line>
            <draw:line draw:style-name="gr5" draw:text-style-name="P1" draw:layer="layout" svg:x1="29.757cm" svg:y1="15.382cm" svg:x2="31.743cm" svg:y2="13.686cm">
              <text:p/>
            </draw:line>
            <draw:line draw:style-name="gr5" draw:text-style-name="P1" draw:layer="layout" svg:x1="29.893cm" svg:y1="12.398cm" svg:x2="31.629cm" svg:y2="13.239cm">
              <text:p/>
            </draw:line>
            <draw:line draw:style-name="gr4" draw:text-style-name="P1" draw:layer="layout" svg:x1="26.275cm" svg:y1="13.312cm" svg:x2="27.611cm" svg:y2="12.418cm">
              <text:p/>
            </draw:line>
            <draw:custom-shape draw:style-name="gr20" draw:text-style-name="P1" draw:layer="layout" svg:width="2.285cm" svg:height="1.014cm" svg:x="31.796cm" svg:y="14.774cm">
              <text:p text:style-name="P3"><text:span text:style-name="T2">A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3" draw:text-style-name="P4" draw:layer="layout" svg:width="9.378cm" svg:height="1.44cm" svg:x="26.899cm" svg:y="17.664cm">
            <text:p text:style-name="P3"><text:span text:style-name="T3">ModuleA1 (Taskflow_A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9.385cm" svg:height="0.387cm" draw:transform="skewX (1.04824474874779) translate (27.578cm 17.254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783cm" svg:height="1.225cm" draw:transform="skewX (0.567057473972958) rotate (0.565486677646163) translate (36.324cm 17.663cm)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1" draw:layer="layout" svg:x1="24.008cm" svg:y1="19.234cm" svg:x2="26.773cm" svg:y2="18.444cm">
          <text:p/>
        </draw:line>
        <draw:line draw:style-name="gr10" draw:text-style-name="P1" draw:layer="layout" svg:x1="24.82cm" svg:y1="20.207cm" svg:x2="26.625cm" svg:y2="21.297cm">
          <text:p/>
        </draw:line>
        <draw:custom-shape draw:style-name="gr3" draw:text-style-name="P1" draw:layer="layout" svg:width="2.787cm" svg:height="1.516cm" svg:x="26.459cm" svg:y="20.949cm">
          <text:p text:style-name="P3"><text:span text:style-name="T2">B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9.222cm" svg:y1="21.802cm" svg:x2="31.339cm" svg:y2="22.643cm">
          <text:p/>
        </draw:line>
        <draw:custom-shape draw:style-name="gr3" draw:text-style-name="P1" draw:layer="layout" svg:width="2.787cm" svg:height="1.516cm" svg:x="31.397cm" svg:y="19.723cm">
          <text:p text:style-name="P3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4.202cm" svg:y1="20.495cm" svg:x2="37.903cm" svg:y2="21.017cm">
          <text:p/>
        </draw:line>
        <draw:custom-shape draw:style-name="gr3" draw:text-style-name="P1" draw:layer="layout" svg:width="2.787cm" svg:height="1.516cm" svg:x="38.175cm" svg:y="20.576cm">
          <text:p text:style-name="P3"><text:span text:style-name="T2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2.166cm" svg:y="19.18cm">
          <text:p text:style-name="P3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6.617cm" svg:y1="18.336cm" svg:x2="38.667cm" svg:y2="20.664cm">
          <text:p/>
        </draw:line>
        <draw:custom-shape draw:style-name="gr3" draw:text-style-name="P1" draw:layer="layout" svg:width="2.787cm" svg:height="1.516cm" svg:x="31.347cm" svg:y="21.853cm">
          <text:p text:style-name="P3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4.078cm" svg:y1="22.549cm" svg:x2="38.021cm" svg:y2="21.605cm">
          <text:p/>
        </draw:line>
        <draw:line draw:style-name="gr10" draw:text-style-name="P1" draw:layer="layout" svg:x1="29.187cm" svg:y1="21.596cm" svg:x2="31.299cm" svg:y2="20.364cm">
          <text:p/>
        </draw:line>
        <draw:frame draw:style-name="gr24" draw:text-style-name="P10" draw:layer="layout" svg:width="6.473cm" svg:height="1.741cm" svg:x="4.428cm" svg:y="22.33cm">
          <draw:text-box>
            <text:p><text:span text:style-name="T5">First time</text:span></text:p>
          </draw:text-box>
        </draw:frame>
        <draw:frame draw:style-name="gr25" draw:text-style-name="P11" draw:layer="layout" svg:width="7.732cm" svg:height="1.716cm" svg:x="21.908cm" svg:y="22.568cm">
          <draw:text-box>
            <text:p><text:span text:style-name="T5">Second time</text:span></text:p>
          </draw:text-box>
        </draw:frame>
        <draw:frame draw:style-name="gr26" draw:text-style-name="P12" draw:layer="layout" svg:width="7.34cm" svg:height="4.655cm" svg:x="15.158cm" svg:y="11.867cm">
          <draw:text-box>
            <text:p text:style-name="P3"><text:span text:style-name="T6">Let</text:span><text:span text:style-name="T7"> </text:span><text:span text:style-name="T6">sinks</text:span></text:p>
            <text:p text:style-name="P3"><text:span text:style-name="T6">Precede the</text:span></text:p>
            <text:p text:style-name="P3"><text:span text:style-name="T6">module task</text:span></text:p>
          </draw:text-box>
        </draw:frame>
        <draw:frame draw:style-name="gr27" draw:text-style-name="P13" draw:layer="layout" svg:width="4.715cm" svg:height="2.453cm" svg:x="3.335cm" svg:y="15.338cm">
          <draw:text-box>
            <text:p><text:span text:style-name="T8">Dispatch </text:span></text:p>
            <text:p><text:span text:style-name="T8">sources</text:span></text:p>
          </draw:text-box>
        </draw:frame>
        <draw:frame draw:style-name="gr28" draw:text-style-name="P14" draw:layer="layout" svg:width="5.47cm" svg:height="3.554cm" svg:x="34.747cm" svg:y="12.369cm">
          <draw:text-box>
            <text:p text:style-name="P3"><text:span text:style-name="T6">Remove edges of sinks</text:span></text:p>
          </draw:text-box>
        </draw:frame>
        <draw:custom-shape draw:style-name="gr29" draw:text-style-name="P15" draw:layer="layout" svg:width="1.801cm" svg:height="5.003cm" svg:x="17.774cm" svg:y="3.656cm">
          <text:p/>
          <draw:enhanced-geometry svg:viewBox="0 0 21600 21600" draw:text-areas="0 ?f0 ?f5 ?f2" draw:type="right-arrow" draw:modifiers="7208.31408775982 2702.15827338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" draw:layer="layout" svg:x1="14.106cm" svg:y1="15.767cm" svg:x2="14.087cm" svg:y2="17.338cm">
          <text:p/>
        </draw:line>
        <draw:line draw:style-name="gr31" draw:text-style-name="P1" draw:layer="layout" svg:x1="14.784cm" svg:y1="13.336cm" svg:x2="16.137cm" svg:y2="17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9:03:12.400349686</meta:creation-date>
    <dc:date>2019-08-05T17:14:13.110891957</dc:date>
    <meta:editing-duration>PT2H52M1S</meta:editing-duration>
    <meta:editing-cycles>64</meta:editing-cycles>
    <meta:generator>LibreOffice/5.1.6.2$Linux_X86_64 LibreOffice_project/10m0$Build-2</meta:generator>
    <meta:document-statistic meta:object-count="104"/>
  </office:meta>
</office:document-meta>
</file>